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uz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ev</text:p>
          </table:table-cell>
          <table:table-cell office:value-type="string" table:style-name="ce1">
            <text:p>het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88" table:style-name="ce1">
            <text:p>1988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88" table:style-name="ce1">
            <text:p>1988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89" table:style-name="ce1">
            <text:p>198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89" table:style-name="ce1">
            <text:p>198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89" table:style-name="ce1">
            <text:p>1989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89" table:style-name="ce1">
            <text:p>1989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89" table:style-name="ce1">
            <text:p>1989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89" table:style-name="ce1">
            <text:p>198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89" table:style-name="ce1">
            <text:p>1989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89" table:style-name="ce1">
            <text:p>1989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90" table:style-name="ce1">
            <text:p>199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90" table:style-name="ce1">
            <text:p>1990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990" table:style-name="ce1">
            <text:p>199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90" table:style-name="ce1">
            <text:p>199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90" table:style-name="ce1">
            <text:p>1990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90" table:style-name="ce1">
            <text:p>199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990" table:style-name="ce1">
            <text:p>199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90" table:style-name="ce1">
            <text:p>1990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90" table:style-name="ce1">
            <text:p>1990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90" table:style-name="ce1">
            <text:p>1990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90" table:style-name="ce1">
            <text:p>1990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90" table:style-name="ce1">
            <text:p>1990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91" table:style-name="ce1">
            <text:p>199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991" table:style-name="ce1">
            <text:p>199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91" table:style-name="ce1">
            <text:p>199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91" table:style-name="ce1">
            <text:p>199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991" table:style-name="ce1">
            <text:p>199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991" table:style-name="ce1">
            <text:p>199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991" table:style-name="ce1">
            <text:p>199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991" table:style-name="ce1">
            <text:p>1991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991" table:style-name="ce1">
            <text:p>199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991" table:style-name="ce1">
            <text:p>1991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991" table:style-name="ce1">
            <text:p>1991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991" table:style-name="ce1">
            <text:p>1991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992" table:style-name="ce1">
            <text:p>199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992" table:style-name="ce1">
            <text:p>199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992" table:style-name="ce1">
            <text:p>199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992" table:style-name="ce1">
            <text:p>199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92" table:style-name="ce1">
            <text:p>1992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92" table:style-name="ce1">
            <text:p>199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992" table:style-name="ce1">
            <text:p>199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992" table:style-name="ce1">
            <text:p>1992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992" table:style-name="ce1">
            <text:p>1992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92" table:style-name="ce1">
            <text:p>199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92" table:style-name="ce1">
            <text:p>199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992" table:style-name="ce1">
            <text:p>1992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992" table:style-name="ce1">
            <text:p>1992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992" table:style-name="ce1">
            <text:p>199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92" table:style-name="ce1">
            <text:p>199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992" table:style-name="ce1">
            <text:p>1992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92" table:style-name="ce1">
            <text:p>1992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992" table:style-name="ce1">
            <text:p>199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92" table:style-name="ce1">
            <text:p>199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92" table:style-name="ce1">
            <text:p>1992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992" table:style-name="ce1">
            <text:p>199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992" table:style-name="ce1">
            <text:p>199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992" table:style-name="ce1">
            <text:p>1992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992" table:style-name="ce1">
            <text:p>199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993" table:style-name="ce1">
            <text:p>199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993" table:style-name="ce1">
            <text:p>199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993" table:style-name="ce1">
            <text:p>199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993" table:style-name="ce1">
            <text:p>199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993" table:style-name="ce1">
            <text:p>199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993" table:style-name="ce1">
            <text:p>1993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993" table:style-name="ce1">
            <text:p>199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993" table:style-name="ce1">
            <text:p>199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993" table:style-name="ce1">
            <text:p>1993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993" table:style-name="ce1">
            <text:p>1993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993" table:style-name="ce1">
            <text:p>1993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993" table:style-name="ce1">
            <text:p>199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993" table:style-name="ce1">
            <text:p>1993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993" table:style-name="ce1">
            <text:p>199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993" table:style-name="ce1">
            <text:p>1993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993" table:style-name="ce1">
            <text:p>199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993" table:style-name="ce1">
            <text:p>199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993" table:style-name="ce1">
            <text:p>1993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93" table:style-name="ce1">
            <text:p>199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993" table:style-name="ce1">
            <text:p>1993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993" table:style-name="ce1">
            <text:p>1993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993" table:style-name="ce1">
            <text:p>1993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993" table:style-name="ce1">
            <text:p>1993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993" table:style-name="ce1">
            <text:p>1993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993" table:style-name="ce1">
            <text:p>1993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993" table:style-name="ce1">
            <text:p>199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993" table:style-name="ce1">
            <text:p>1993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993" table:style-name="ce1">
            <text:p>1993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993" table:style-name="ce1">
            <text:p>1993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994" table:style-name="ce1">
            <text:p>199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994" table:style-name="ce1">
            <text:p>199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994" table:style-name="ce1">
            <text:p>199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994" table:style-name="ce1">
            <text:p>199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994" table:style-name="ce1">
            <text:p>199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994" table:style-name="ce1">
            <text:p>1994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994" table:style-name="ce1">
            <text:p>199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994" table:style-name="ce1">
            <text:p>1994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994" table:style-name="ce1">
            <text:p>199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994" table:style-name="ce1">
            <text:p>1994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994" table:style-name="ce1">
            <text:p>1994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994" table:style-name="ce1">
            <text:p>1994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994" table:style-name="ce1">
            <text:p>199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994" table:style-name="ce1">
            <text:p>1994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994" table:style-name="ce1">
            <text:p>199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994" table:style-name="ce1">
            <text:p>1994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994" table:style-name="ce1">
            <text:p>199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994" table:style-name="ce1">
            <text:p>1994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994" table:style-name="ce1">
            <text:p>199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994" table:style-name="ce1">
            <text:p>199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994" table:style-name="ce1">
            <text:p>199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994" table:style-name="ce1">
            <text:p>1994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994" table:style-name="ce1">
            <text:p>1994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994" table:style-name="ce1">
            <text:p>199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994" table:style-name="ce1">
            <text:p>1994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994" table:style-name="ce1">
            <text:p>1994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994" table:style-name="ce1">
            <text:p>199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994" table:style-name="ce1">
            <text:p>1994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994" table:style-name="ce1">
            <text:p>199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994" table:style-name="ce1">
            <text:p>199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994" table:style-name="ce1">
            <text:p>1994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994" table:style-name="ce1">
            <text:p>1994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994" table:style-name="ce1">
            <text:p>1994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994" table:style-name="ce1">
            <text:p>199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994" table:style-name="ce1">
            <text:p>1994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994" table:style-name="ce1">
            <text:p>1994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994" table:style-name="ce1">
            <text:p>199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994" table:style-name="ce1">
            <text:p>1994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994" table:style-name="ce1">
            <text:p>1994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994" table:style-name="ce1">
            <text:p>199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994" table:style-name="ce1">
            <text:p>199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994" table:style-name="ce1">
            <text:p>1994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994" table:style-name="ce1">
            <text:p>1994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994" table:style-name="ce1">
            <text:p>1994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994" table:style-name="ce1">
            <text:p>1994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994" table:style-name="ce1">
            <text:p>1994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994" table:style-name="ce1">
            <text:p>1994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994" table:style-name="ce1">
            <text:p>1994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994" table:style-name="ce1">
            <text:p>1994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994" table:style-name="ce1">
            <text:p>1994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994" table:style-name="ce1">
            <text:p>1994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995" table:style-name="ce1">
            <text:p>199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995" table:style-name="ce1">
            <text:p>199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995" table:style-name="ce1">
            <text:p>199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995" table:style-name="ce1">
            <text:p>199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995" table:style-name="ce1">
            <text:p>199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995" table:style-name="ce1">
            <text:p>199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995" table:style-name="ce1">
            <text:p>199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995" table:style-name="ce1">
            <text:p>199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995" table:style-name="ce1">
            <text:p>1995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995" table:style-name="ce1">
            <text:p>199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995" table:style-name="ce1">
            <text:p>199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995" table:style-name="ce1">
            <text:p>1995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995" table:style-name="ce1">
            <text:p>1995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995" table:style-name="ce1">
            <text:p>199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995" table:style-name="ce1">
            <text:p>199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995" table:style-name="ce1">
            <text:p>199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995" table:style-name="ce1">
            <text:p>1995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995" table:style-name="ce1">
            <text:p>1995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995" table:style-name="ce1">
            <text:p>199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995" table:style-name="ce1">
            <text:p>199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995" table:style-name="ce1">
            <text:p>1995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995" table:style-name="ce1">
            <text:p>1995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995" table:style-name="ce1">
            <text:p>1995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995" table:style-name="ce1">
            <text:p>199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995" table:style-name="ce1">
            <text:p>1995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995" table:style-name="ce1">
            <text:p>199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995" table:style-name="ce1">
            <text:p>199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995" table:style-name="ce1">
            <text:p>1995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995" table:style-name="ce1">
            <text:p>199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995" table:style-name="ce1">
            <text:p>199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995" table:style-name="ce1">
            <text:p>1995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995" table:style-name="ce1">
            <text:p>199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995" table:style-name="ce1">
            <text:p>1995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995" table:style-name="ce1">
            <text:p>1995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995" table:style-name="ce1">
            <text:p>199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995" table:style-name="ce1">
            <text:p>1995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995" table:style-name="ce1">
            <text:p>1995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995" table:style-name="ce1">
            <text:p>1995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995" table:style-name="ce1">
            <text:p>1995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995" table:style-name="ce1">
            <text:p>199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995" table:style-name="ce1">
            <text:p>1995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995" table:style-name="ce1">
            <text:p>1995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995" table:style-name="ce1">
            <text:p>1995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995" table:style-name="ce1">
            <text:p>1995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995" table:style-name="ce1">
            <text:p>1995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995" table:style-name="ce1">
            <text:p>1995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995" table:style-name="ce1">
            <text:p>1995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995" table:style-name="ce1">
            <text:p>1995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995" table:style-name="ce1">
            <text:p>1995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995" table:style-name="ce1">
            <text:p>199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995" table:style-name="ce1">
            <text:p>1995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995" table:style-name="ce1">
            <text:p>1995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996" table:style-name="ce1">
            <text:p>199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996" table:style-name="ce1">
            <text:p>199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996" table:style-name="ce1">
            <text:p>199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1996" table:style-name="ce1">
            <text:p>199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996" table:style-name="ce1">
            <text:p>199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996" table:style-name="ce1">
            <text:p>199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996" table:style-name="ce1">
            <text:p>1996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996" table:style-name="ce1">
            <text:p>199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6" table:style-name="ce1">
            <text:p>199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996" table:style-name="ce1">
            <text:p>199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996" table:style-name="ce1">
            <text:p>1996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996" table:style-name="ce1">
            <text:p>1996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996" table:style-name="ce1">
            <text:p>1996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996" table:style-name="ce1">
            <text:p>1996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996" table:style-name="ce1">
            <text:p>1996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1996" table:style-name="ce1">
            <text:p>1996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996" table:style-name="ce1">
            <text:p>1996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996" table:style-name="ce1">
            <text:p>1996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996" table:style-name="ce1">
            <text:p>199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996" table:style-name="ce1">
            <text:p>199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996" table:style-name="ce1">
            <text:p>199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1996" table:style-name="ce1">
            <text:p>199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996" table:style-name="ce1">
            <text:p>1996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996" table:style-name="ce1">
            <text:p>199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996" table:style-name="ce1">
            <text:p>1996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996" table:style-name="ce1">
            <text:p>1996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1996" table:style-name="ce1">
            <text:p>1996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996" table:style-name="ce1">
            <text:p>199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996" table:style-name="ce1">
            <text:p>1996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996" table:style-name="ce1">
            <text:p>199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1996" table:style-name="ce1">
            <text:p>199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996" table:style-name="ce1">
            <text:p>1996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996" table:style-name="ce1">
            <text:p>199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996" table:style-name="ce1">
            <text:p>199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996" table:style-name="ce1">
            <text:p>199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996" table:style-name="ce1">
            <text:p>1996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996" table:style-name="ce1">
            <text:p>1996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996" table:style-name="ce1">
            <text:p>1996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996" table:style-name="ce1">
            <text:p>199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996" table:style-name="ce1">
            <text:p>1996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996" table:style-name="ce1">
            <text:p>1996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996" table:style-name="ce1">
            <text:p>1996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996" table:style-name="ce1">
            <text:p>1996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1996" table:style-name="ce1">
            <text:p>1996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996" table:style-name="ce1">
            <text:p>1996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996" table:style-name="ce1">
            <text:p>1996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996" table:style-name="ce1">
            <text:p>1996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1996" table:style-name="ce1">
            <text:p>1996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996" table:style-name="ce1">
            <text:p>1996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996" table:style-name="ce1">
            <text:p>199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1996" table:style-name="ce1">
            <text:p>1996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996" table:style-name="ce1">
            <text:p>199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997" table:style-name="ce1">
            <text:p>199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997" table:style-name="ce1">
            <text:p>1997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997" table:style-name="ce1">
            <text:p>1997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997" table:style-name="ce1">
            <text:p>199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997" table:style-name="ce1">
            <text:p>199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997" table:style-name="ce1">
            <text:p>199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997" table:style-name="ce1">
            <text:p>1997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997" table:style-name="ce1">
            <text:p>199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997" table:style-name="ce1">
            <text:p>1997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1997" table:style-name="ce1">
            <text:p>199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1997" table:style-name="ce1">
            <text:p>1997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997" table:style-name="ce1">
            <text:p>1997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997" table:style-name="ce1">
            <text:p>199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997" table:style-name="ce1">
            <text:p>1997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997" table:style-name="ce1">
            <text:p>1997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997" table:style-name="ce1">
            <text:p>199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997" table:style-name="ce1">
            <text:p>1997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997" table:style-name="ce1">
            <text:p>1997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1997" table:style-name="ce1">
            <text:p>199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1997" table:style-name="ce1">
            <text:p>199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1997" table:style-name="ce1">
            <text:p>1997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1997" table:style-name="ce1">
            <text:p>199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1997" table:style-name="ce1">
            <text:p>1997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1997" table:style-name="ce1">
            <text:p>1997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1997" table:style-name="ce1">
            <text:p>1997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1997" table:style-name="ce1">
            <text:p>199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997" table:style-name="ce1">
            <text:p>1997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1997" table:style-name="ce1">
            <text:p>1997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997" table:style-name="ce1">
            <text:p>1997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1997" table:style-name="ce1">
            <text:p>199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1997" table:style-name="ce1">
            <text:p>1997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997" table:style-name="ce1">
            <text:p>1997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997" table:style-name="ce1">
            <text:p>1997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997" table:style-name="ce1">
            <text:p>199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997" table:style-name="ce1">
            <text:p>1997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997" table:style-name="ce1">
            <text:p>1997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997" table:style-name="ce1">
            <text:p>199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997" table:style-name="ce1">
            <text:p>1997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997" table:style-name="ce1">
            <text:p>1997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997" table:style-name="ce1">
            <text:p>1997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997" table:style-name="ce1">
            <text:p>1997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997" table:style-name="ce1">
            <text:p>199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997" table:style-name="ce1">
            <text:p>1997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997" table:style-name="ce1">
            <text:p>199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997" table:style-name="ce1">
            <text:p>1997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997" table:style-name="ce1">
            <text:p>1997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997" table:style-name="ce1">
            <text:p>1997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1997" table:style-name="ce1">
            <text:p>1997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997" table:style-name="ce1">
            <text:p>1997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997" table:style-name="ce1">
            <text:p>1997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1997" table:style-name="ce1">
            <text:p>1997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997" table:style-name="ce1">
            <text:p>1997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998" table:style-name="ce1">
            <text:p>199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998" table:style-name="ce1">
            <text:p>199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998" table:style-name="ce1">
            <text:p>1998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998" table:style-name="ce1">
            <text:p>199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998" table:style-name="ce1">
            <text:p>199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998" table:style-name="ce1">
            <text:p>1998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998" table:style-name="ce1">
            <text:p>1998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998" table:style-name="ce1">
            <text:p>199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998" table:style-name="ce1">
            <text:p>199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1998" table:style-name="ce1">
            <text:p>199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1998" table:style-name="ce1">
            <text:p>1998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1998" table:style-name="ce1">
            <text:p>1998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1998" table:style-name="ce1">
            <text:p>1998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1998" table:style-name="ce1">
            <text:p>1998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998" table:style-name="ce1">
            <text:p>1998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1998" table:style-name="ce1">
            <text:p>1998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1998" table:style-name="ce1">
            <text:p>199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1998" table:style-name="ce1">
            <text:p>1998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1998" table:style-name="ce1">
            <text:p>1998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1998" table:style-name="ce1">
            <text:p>199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1998" table:style-name="ce1">
            <text:p>1998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1998" table:style-name="ce1">
            <text:p>1998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1998" table:style-name="ce1">
            <text:p>199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1998" table:style-name="ce1">
            <text:p>1998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1998" table:style-name="ce1">
            <text:p>1998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1998" table:style-name="ce1">
            <text:p>1998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1998" table:style-name="ce1">
            <text:p>199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1998" table:style-name="ce1">
            <text:p>199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1998" table:style-name="ce1">
            <text:p>1998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1998" table:style-name="ce1">
            <text:p>199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1998" table:style-name="ce1">
            <text:p>1998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1998" table:style-name="ce1">
            <text:p>199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1998" table:style-name="ce1">
            <text:p>1998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1998" table:style-name="ce1">
            <text:p>1998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1998" table:style-name="ce1">
            <text:p>1998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1998" table:style-name="ce1">
            <text:p>199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1998" table:style-name="ce1">
            <text:p>1998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1998" table:style-name="ce1">
            <text:p>199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1998" table:style-name="ce1">
            <text:p>1998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1998" table:style-name="ce1">
            <text:p>1998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1998" table:style-name="ce1">
            <text:p>1998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1998" table:style-name="ce1">
            <text:p>199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1998" table:style-name="ce1">
            <text:p>1998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1998" table:style-name="ce1">
            <text:p>1998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1998" table:style-name="ce1">
            <text:p>1998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1998" table:style-name="ce1">
            <text:p>1998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1998" table:style-name="ce1">
            <text:p>1998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1998" table:style-name="ce1">
            <text:p>1998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1998" table:style-name="ce1">
            <text:p>199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1998" table:style-name="ce1">
            <text:p>1998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1998" table:style-name="ce1">
            <text:p>1998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1998" table:style-name="ce1">
            <text:p>1998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1998" table:style-name="ce1">
            <text:p>1998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1999" table:style-name="ce1">
            <text:p>199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999" table:style-name="ce1">
            <text:p>1999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1999" table:style-name="ce1">
            <text:p>1999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1999" table:style-name="ce1">
            <text:p>199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1999" table:style-name="ce1">
            <text:p>1999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1999" table:style-name="ce1">
            <text:p>1999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1999" table:style-name="ce1">
            <text:p>1999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1999" table:style-name="ce1">
            <text:p>1999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1999" table:style-name="ce1">
            <text:p>1999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1999" table:style-name="ce1">
            <text:p>199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1999" table:style-name="ce1">
            <text:p>199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1999" table:style-name="ce1">
            <text:p>199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1999" table:style-name="ce1">
            <text:p>1999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1999" table:style-name="ce1">
            <text:p>199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1999" table:style-name="ce1">
            <text:p>199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1999" table:style-name="ce1">
            <text:p>1999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1999" table:style-name="ce1">
            <text:p>1999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1999" table:style-name="ce1">
            <text:p>199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1999" table:style-name="ce1">
            <text:p>1999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1999" table:style-name="ce1">
            <text:p>199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1999" table:style-name="ce1">
            <text:p>1999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1999" table:style-name="ce1">
            <text:p>199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1999" table:style-name="ce1">
            <text:p>1999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1999" table:style-name="ce1">
            <text:p>1999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1999" table:style-name="ce1">
            <text:p>1999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1999" table:style-name="ce1">
            <text:p>1999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1999" table:style-name="ce1">
            <text:p>199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1999" table:style-name="ce1">
            <text:p>199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1999" table:style-name="ce1">
            <text:p>1999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1999" table:style-name="ce1">
            <text:p>199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1999" table:style-name="ce1">
            <text:p>1999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1999" table:style-name="ce1">
            <text:p>1999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1999" table:style-name="ce1">
            <text:p>1999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1999" table:style-name="ce1">
            <text:p>1999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1999" table:style-name="ce1">
            <text:p>1999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1999" table:style-name="ce1">
            <text:p>199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1999" table:style-name="ce1">
            <text:p>1999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1999" table:style-name="ce1">
            <text:p>1999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1999" table:style-name="ce1">
            <text:p>1999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1999" table:style-name="ce1">
            <text:p>199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1999" table:style-name="ce1">
            <text:p>1999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1999" table:style-name="ce1">
            <text:p>1999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1999" table:style-name="ce1">
            <text:p>199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1999" table:style-name="ce1">
            <text:p>1999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1999" table:style-name="ce1">
            <text:p>1999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1999" table:style-name="ce1">
            <text:p>1999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1999" table:style-name="ce1">
            <text:p>1999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1999" table:style-name="ce1">
            <text:p>1999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1999" table:style-name="ce1">
            <text:p>1999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1999" table:style-name="ce1">
            <text:p>1999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1999" table:style-name="ce1">
            <text:p>1999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999" table:style-name="ce1">
            <text:p>1999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2000" table:style-name="ce1">
            <text:p>200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2000" table:style-name="ce1">
            <text:p>200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2000" table:style-name="ce1">
            <text:p>200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2000" table:style-name="ce1">
            <text:p>200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2000" table:style-name="ce1">
            <text:p>2000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2000" table:style-name="ce1">
            <text:p>2000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2000" table:style-name="ce1">
            <text:p>200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2000" table:style-name="ce1">
            <text:p>2000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2000" table:style-name="ce1">
            <text:p>200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2000" table:style-name="ce1">
            <text:p>200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2000" table:style-name="ce1">
            <text:p>2000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2000" table:style-name="ce1">
            <text:p>2000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2000" table:style-name="ce1">
            <text:p>200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2000" table:style-name="ce1">
            <text:p>2000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2000" table:style-name="ce1">
            <text:p>200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2000" table:style-name="ce1">
            <text:p>2000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2000" table:style-name="ce1">
            <text:p>200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2000" table:style-name="ce1">
            <text:p>200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2000" table:style-name="ce1">
            <text:p>2000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2000" table:style-name="ce1">
            <text:p>2000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2000" table:style-name="ce1">
            <text:p>2000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2000" table:style-name="ce1">
            <text:p>2000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2000" table:style-name="ce1">
            <text:p>2000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2000" table:style-name="ce1">
            <text:p>200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2000" table:style-name="ce1">
            <text:p>2000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2000" table:style-name="ce1">
            <text:p>200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2000" table:style-name="ce1">
            <text:p>2000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2000" table:style-name="ce1">
            <text:p>200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2000" table:style-name="ce1">
            <text:p>2000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2000" table:style-name="ce1">
            <text:p>2000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2000" table:style-name="ce1">
            <text:p>2000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2000" table:style-name="ce1">
            <text:p>2000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2000" table:style-name="ce1">
            <text:p>2000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2000" table:style-name="ce1">
            <text:p>2000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2000" table:style-name="ce1">
            <text:p>200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2000" table:style-name="ce1">
            <text:p>2000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2000" table:style-name="ce1">
            <text:p>2000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2000" table:style-name="ce1">
            <text:p>2000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2000" table:style-name="ce1">
            <text:p>2000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2000" table:style-name="ce1">
            <text:p>2000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2000" table:style-name="ce1">
            <text:p>2000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2000" table:style-name="ce1">
            <text:p>2000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2000" table:style-name="ce1">
            <text:p>2000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2000" table:style-name="ce1">
            <text:p>2000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2000" table:style-name="ce1">
            <text:p>2000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2000" table:style-name="ce1">
            <text:p>2000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2000" table:style-name="ce1">
            <text:p>200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2000" table:style-name="ce1">
            <text:p>2000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2000" table:style-name="ce1">
            <text:p>2000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2001" table:style-name="ce1">
            <text:p>200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2001" table:style-name="ce1">
            <text:p>200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2001" table:style-name="ce1">
            <text:p>200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2001" table:style-name="ce1">
            <text:p>200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2001" table:style-name="ce1">
            <text:p>200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2001" table:style-name="ce1">
            <text:p>200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2001" table:style-name="ce1">
            <text:p>2001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2001" table:style-name="ce1">
            <text:p>200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2001" table:style-name="ce1">
            <text:p>200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2001" table:style-name="ce1">
            <text:p>200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2001" table:style-name="ce1">
            <text:p>200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2001" table:style-name="ce1">
            <text:p>200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2001" table:style-name="ce1">
            <text:p>200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2001" table:style-name="ce1">
            <text:p>2001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2001" table:style-name="ce1">
            <text:p>200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2001" table:style-name="ce1">
            <text:p>200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2001" table:style-name="ce1">
            <text:p>200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2001" table:style-name="ce1">
            <text:p>2001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2001" table:style-name="ce1">
            <text:p>200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2001" table:style-name="ce1">
            <text:p>200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2001" table:style-name="ce1">
            <text:p>200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2001" table:style-name="ce1">
            <text:p>200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2001" table:style-name="ce1">
            <text:p>2001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2001" table:style-name="ce1">
            <text:p>2001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2001" table:style-name="ce1">
            <text:p>200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2001" table:style-name="ce1">
            <text:p>200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2001" table:style-name="ce1">
            <text:p>200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2001" table:style-name="ce1">
            <text:p>200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2001" table:style-name="ce1">
            <text:p>2001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2001" table:style-name="ce1">
            <text:p>200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2001" table:style-name="ce1">
            <text:p>200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2001" table:style-name="ce1">
            <text:p>2001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2001" table:style-name="ce1">
            <text:p>2001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2001" table:style-name="ce1">
            <text:p>2001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2001" table:style-name="ce1">
            <text:p>2001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2001" table:style-name="ce1">
            <text:p>200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2001" table:style-name="ce1">
            <text:p>2001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2001" table:style-name="ce1">
            <text:p>2001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2001" table:style-name="ce1">
            <text:p>200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2001" table:style-name="ce1">
            <text:p>2001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2001" table:style-name="ce1">
            <text:p>2001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2001" table:style-name="ce1">
            <text:p>2001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2001" table:style-name="ce1">
            <text:p>2001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2001" table:style-name="ce1">
            <text:p>2001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2001" table:style-name="ce1">
            <text:p>200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2001" table:style-name="ce1">
            <text:p>2001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2001" table:style-name="ce1">
            <text:p>2001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001" table:style-name="ce1">
            <text:p>2001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2001" table:style-name="ce1">
            <text:p>200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2001" table:style-name="ce1">
            <text:p>200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2001" table:style-name="ce1">
            <text:p>2001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2001" table:style-name="ce1">
            <text:p>200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2002" table:style-name="ce1">
            <text:p>200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2002" table:style-name="ce1">
            <text:p>200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2002" table:style-name="ce1">
            <text:p>200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2002" table:style-name="ce1">
            <text:p>200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2002" table:style-name="ce1">
            <text:p>200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2002" table:style-name="ce1">
            <text:p>200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2002" table:style-name="ce1">
            <text:p>200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002" table:style-name="ce1">
            <text:p>200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2002" table:style-name="ce1">
            <text:p>200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2002" table:style-name="ce1">
            <text:p>200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2002" table:style-name="ce1">
            <text:p>2002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2002" table:style-name="ce1">
            <text:p>200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2002" table:style-name="ce1">
            <text:p>200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2002" table:style-name="ce1">
            <text:p>2002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2002" table:style-name="ce1">
            <text:p>200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2002" table:style-name="ce1">
            <text:p>200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2002" table:style-name="ce1">
            <text:p>2002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2002" table:style-name="ce1">
            <text:p>200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2002" table:style-name="ce1">
            <text:p>2002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2002" table:style-name="ce1">
            <text:p>200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2002" table:style-name="ce1">
            <text:p>200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2002" table:style-name="ce1">
            <text:p>200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2002" table:style-name="ce1">
            <text:p>2002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2002" table:style-name="ce1">
            <text:p>200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2002" table:style-name="ce1">
            <text:p>200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2002" table:style-name="ce1">
            <text:p>2002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2002" table:style-name="ce1">
            <text:p>2002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2002" table:style-name="ce1">
            <text:p>2002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2002" table:style-name="ce1">
            <text:p>200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2002" table:style-name="ce1">
            <text:p>200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2002" table:style-name="ce1">
            <text:p>2002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2002" table:style-name="ce1">
            <text:p>200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2002" table:style-name="ce1">
            <text:p>2002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2002" table:style-name="ce1">
            <text:p>2002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2002" table:style-name="ce1">
            <text:p>2002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2002" table:style-name="ce1">
            <text:p>200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2002" table:style-name="ce1">
            <text:p>2002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2002" table:style-name="ce1">
            <text:p>2002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2002" table:style-name="ce1">
            <text:p>200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2002" table:style-name="ce1">
            <text:p>200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2002" table:style-name="ce1">
            <text:p>200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2002" table:style-name="ce1">
            <text:p>200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2002" table:style-name="ce1">
            <text:p>2002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2002" table:style-name="ce1">
            <text:p>2002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2002" table:style-name="ce1">
            <text:p>2002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2002" table:style-name="ce1">
            <text:p>200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2002" table:style-name="ce1">
            <text:p>2002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2002" table:style-name="ce1">
            <text:p>200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2002" table:style-name="ce1">
            <text:p>2002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2002" table:style-name="ce1">
            <text:p>2002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2002" table:style-name="ce1">
            <text:p>2002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2002" table:style-name="ce1">
            <text:p>200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2003" table:style-name="ce1">
            <text:p>200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2003" table:style-name="ce1">
            <text:p>200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2003" table:style-name="ce1">
            <text:p>200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2003" table:style-name="ce1">
            <text:p>200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2003" table:style-name="ce1">
            <text:p>2003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2003" table:style-name="ce1">
            <text:p>200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2003" table:style-name="ce1">
            <text:p>2003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2003" table:style-name="ce1">
            <text:p>200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2003" table:style-name="ce1">
            <text:p>2003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2003" table:style-name="ce1">
            <text:p>200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2003" table:style-name="ce1">
            <text:p>2003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2003" table:style-name="ce1">
            <text:p>2003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2003" table:style-name="ce1">
            <text:p>200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2003" table:style-name="ce1">
            <text:p>200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2003" table:style-name="ce1">
            <text:p>200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2003" table:style-name="ce1">
            <text:p>200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2003" table:style-name="ce1">
            <text:p>200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2003" table:style-name="ce1">
            <text:p>200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2003" table:style-name="ce1">
            <text:p>2003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2003" table:style-name="ce1">
            <text:p>200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2003" table:style-name="ce1">
            <text:p>2003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2003" table:style-name="ce1">
            <text:p>200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2003" table:style-name="ce1">
            <text:p>2003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2003" table:style-name="ce1">
            <text:p>200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2003" table:style-name="ce1">
            <text:p>200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2003" table:style-name="ce1">
            <text:p>2003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2003" table:style-name="ce1">
            <text:p>200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2003" table:style-name="ce1">
            <text:p>2003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2003" table:style-name="ce1">
            <text:p>200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2003" table:style-name="ce1">
            <text:p>200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2003" table:style-name="ce1">
            <text:p>200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2003" table:style-name="ce1">
            <text:p>2003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2003" table:style-name="ce1">
            <text:p>2003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2003" table:style-name="ce1">
            <text:p>200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2003" table:style-name="ce1">
            <text:p>2003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2003" table:style-name="ce1">
            <text:p>200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2003" table:style-name="ce1">
            <text:p>2003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2003" table:style-name="ce1">
            <text:p>2003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2003" table:style-name="ce1">
            <text:p>2003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2003" table:style-name="ce1">
            <text:p>200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2003" table:style-name="ce1">
            <text:p>200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2003" table:style-name="ce1">
            <text:p>2003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2003" table:style-name="ce1">
            <text:p>2003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2003" table:style-name="ce1">
            <text:p>2003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2003" table:style-name="ce1">
            <text:p>2003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2003" table:style-name="ce1">
            <text:p>2003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2003" table:style-name="ce1">
            <text:p>2003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2003" table:style-name="ce1">
            <text:p>2003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2003" table:style-name="ce1">
            <text:p>2003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2003" table:style-name="ce1">
            <text:p>200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2003" table:style-name="ce1">
            <text:p>2003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2003" table:style-name="ce1">
            <text:p>2003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2004" table:style-name="ce1">
            <text:p>200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2004" table:style-name="ce1">
            <text:p>200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2004" table:style-name="ce1">
            <text:p>200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2004" table:style-name="ce1">
            <text:p>200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2004" table:style-name="ce1">
            <text:p>200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2004" table:style-name="ce1">
            <text:p>200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2004" table:style-name="ce1">
            <text:p>2004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2004" table:style-name="ce1">
            <text:p>200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2004" table:style-name="ce1">
            <text:p>2004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2004" table:style-name="ce1">
            <text:p>200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2004" table:style-name="ce1">
            <text:p>2004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2004" table:style-name="ce1">
            <text:p>2004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2004" table:style-name="ce1">
            <text:p>2004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2004" table:style-name="ce1">
            <text:p>200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2004" table:style-name="ce1">
            <text:p>2004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2004" table:style-name="ce1">
            <text:p>200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2004" table:style-name="ce1">
            <text:p>2004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2004" table:style-name="ce1">
            <text:p>200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2004" table:style-name="ce1">
            <text:p>2004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2004" table:style-name="ce1">
            <text:p>200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2004" table:style-name="ce1">
            <text:p>200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2004" table:style-name="ce1">
            <text:p>200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2004" table:style-name="ce1">
            <text:p>2004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2004" table:style-name="ce1">
            <text:p>2004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2004" table:style-name="ce1">
            <text:p>200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2004" table:style-name="ce1">
            <text:p>2004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2004" table:style-name="ce1">
            <text:p>2004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2004" table:style-name="ce1">
            <text:p>200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2004" table:style-name="ce1">
            <text:p>2004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2004" table:style-name="ce1">
            <text:p>200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2004" table:style-name="ce1">
            <text:p>200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2004" table:style-name="ce1">
            <text:p>2004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2004" table:style-name="ce1">
            <text:p>2004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2004" table:style-name="ce1">
            <text:p>2004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2004" table:style-name="ce1">
            <text:p>200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2004" table:style-name="ce1">
            <text:p>2004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2004" table:style-name="ce1">
            <text:p>2004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2004" table:style-name="ce1">
            <text:p>200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2004" table:style-name="ce1">
            <text:p>2004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2004" table:style-name="ce1">
            <text:p>2004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2004" table:style-name="ce1">
            <text:p>200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2004" table:style-name="ce1">
            <text:p>200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2004" table:style-name="ce1">
            <text:p>2004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2004" table:style-name="ce1">
            <text:p>2004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2004" table:style-name="ce1">
            <text:p>2004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2004" table:style-name="ce1">
            <text:p>2004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2004" table:style-name="ce1">
            <text:p>2004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2004" table:style-name="ce1">
            <text:p>2004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2004" table:style-name="ce1">
            <text:p>2004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2004" table:style-name="ce1">
            <text:p>2004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2004" table:style-name="ce1">
            <text:p>2004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2004" table:style-name="ce1">
            <text:p>2004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2004" table:style-name="ce1">
            <text:p>2004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2005" table:style-name="ce1">
            <text:p>200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2005" table:style-name="ce1">
            <text:p>200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2005" table:style-name="ce1">
            <text:p>200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2005" table:style-name="ce1">
            <text:p>200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2005" table:style-name="ce1">
            <text:p>200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2005" table:style-name="ce1">
            <text:p>200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2005" table:style-name="ce1">
            <text:p>200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2005" table:style-name="ce1">
            <text:p>200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2005" table:style-name="ce1">
            <text:p>2005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2005" table:style-name="ce1">
            <text:p>200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2005" table:style-name="ce1">
            <text:p>200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2005" table:style-name="ce1">
            <text:p>2005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2005" table:style-name="ce1">
            <text:p>2005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2005" table:style-name="ce1">
            <text:p>200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2005" table:style-name="ce1">
            <text:p>200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2005" table:style-name="ce1">
            <text:p>200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2005" table:style-name="ce1">
            <text:p>2005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2005" table:style-name="ce1">
            <text:p>2005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2005" table:style-name="ce1">
            <text:p>200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2005" table:style-name="ce1">
            <text:p>200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2005" table:style-name="ce1">
            <text:p>2005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2005" table:style-name="ce1">
            <text:p>2005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2005" table:style-name="ce1">
            <text:p>2005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2005" table:style-name="ce1">
            <text:p>200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2005" table:style-name="ce1">
            <text:p>2005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2005" table:style-name="ce1">
            <text:p>200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2005" table:style-name="ce1">
            <text:p>200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2005" table:style-name="ce1">
            <text:p>2005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2005" table:style-name="ce1">
            <text:p>200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2005" table:style-name="ce1">
            <text:p>200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2005" table:style-name="ce1">
            <text:p>2005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2005" table:style-name="ce1">
            <text:p>200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2005" table:style-name="ce1">
            <text:p>2005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2005" table:style-name="ce1">
            <text:p>2005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2005" table:style-name="ce1">
            <text:p>200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2005" table:style-name="ce1">
            <text:p>2005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2005" table:style-name="ce1">
            <text:p>2005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2005" table:style-name="ce1">
            <text:p>2005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2005" table:style-name="ce1">
            <text:p>2005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2005" table:style-name="ce1">
            <text:p>200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2005" table:style-name="ce1">
            <text:p>2005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2005" table:style-name="ce1">
            <text:p>2005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2005" table:style-name="ce1">
            <text:p>2005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2005" table:style-name="ce1">
            <text:p>2005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2005" table:style-name="ce1">
            <text:p>2005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2005" table:style-name="ce1">
            <text:p>2005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2005" table:style-name="ce1">
            <text:p>2005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2005" table:style-name="ce1">
            <text:p>2005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2005" table:style-name="ce1">
            <text:p>2005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2005" table:style-name="ce1">
            <text:p>200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2005" table:style-name="ce1">
            <text:p>2005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2005" table:style-name="ce1">
            <text:p>2005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2006" table:style-name="ce1">
            <text:p>200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2006" table:style-name="ce1">
            <text:p>200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2006" table:style-name="ce1">
            <text:p>200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2006" table:style-name="ce1">
            <text:p>200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2006" table:style-name="ce1">
            <text:p>200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2006" table:style-name="ce1">
            <text:p>200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2006" table:style-name="ce1">
            <text:p>2006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2006" table:style-name="ce1">
            <text:p>200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2006" table:style-name="ce1">
            <text:p>200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2006" table:style-name="ce1">
            <text:p>200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2006" table:style-name="ce1">
            <text:p>2006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2006" table:style-name="ce1">
            <text:p>2006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2006" table:style-name="ce1">
            <text:p>2006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2006" table:style-name="ce1">
            <text:p>2006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2006" table:style-name="ce1">
            <text:p>2006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2006" table:style-name="ce1">
            <text:p>2006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2006" table:style-name="ce1">
            <text:p>2006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2006" table:style-name="ce1">
            <text:p>2006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2006" table:style-name="ce1">
            <text:p>200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2006" table:style-name="ce1">
            <text:p>200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2006" table:style-name="ce1">
            <text:p>200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2006" table:style-name="ce1">
            <text:p>200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2006" table:style-name="ce1">
            <text:p>2006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2006" table:style-name="ce1">
            <text:p>200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2006" table:style-name="ce1">
            <text:p>2006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2006" table:style-name="ce1">
            <text:p>2006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2006" table:style-name="ce1">
            <text:p>2006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2006" table:style-name="ce1">
            <text:p>200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2006" table:style-name="ce1">
            <text:p>2006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2006" table:style-name="ce1">
            <text:p>200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2006" table:style-name="ce1">
            <text:p>200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2006" table:style-name="ce1">
            <text:p>2006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2006" table:style-name="ce1">
            <text:p>200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2006" table:style-name="ce1">
            <text:p>200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2006" table:style-name="ce1">
            <text:p>200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2006" table:style-name="ce1">
            <text:p>2006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2006" table:style-name="ce1">
            <text:p>2006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2006" table:style-name="ce1">
            <text:p>2006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2006" table:style-name="ce1">
            <text:p>200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2006" table:style-name="ce1">
            <text:p>2006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2006" table:style-name="ce1">
            <text:p>2006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2006" table:style-name="ce1">
            <text:p>2006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2006" table:style-name="ce1">
            <text:p>2006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2006" table:style-name="ce1">
            <text:p>2006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2006" table:style-name="ce1">
            <text:p>2006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2006" table:style-name="ce1">
            <text:p>2006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2006" table:style-name="ce1">
            <text:p>2006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2006" table:style-name="ce1">
            <text:p>2006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2006" table:style-name="ce1">
            <text:p>2006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2006" table:style-name="ce1">
            <text:p>200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2006" table:style-name="ce1">
            <text:p>2006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2006" table:style-name="ce1">
            <text:p>200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2007" table:style-name="ce1">
            <text:p>200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2007" table:style-name="ce1">
            <text:p>2007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2007" table:style-name="ce1">
            <text:p>2007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2007" table:style-name="ce1">
            <text:p>200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2007" table:style-name="ce1">
            <text:p>200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2007" table:style-name="ce1">
            <text:p>200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2007" table:style-name="ce1">
            <text:p>2007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2007" table:style-name="ce1">
            <text:p>200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2007" table:style-name="ce1">
            <text:p>2007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2007" table:style-name="ce1">
            <text:p>200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2007" table:style-name="ce1">
            <text:p>2007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2007" table:style-name="ce1">
            <text:p>2007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2007" table:style-name="ce1">
            <text:p>200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2007" table:style-name="ce1">
            <text:p>2007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2007" table:style-name="ce1">
            <text:p>2007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2007" table:style-name="ce1">
            <text:p>200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2007" table:style-name="ce1">
            <text:p>2007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2007" table:style-name="ce1">
            <text:p>2007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2007" table:style-name="ce1">
            <text:p>200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2007" table:style-name="ce1">
            <text:p>200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2007" table:style-name="ce1">
            <text:p>2007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2007" table:style-name="ce1">
            <text:p>200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2007" table:style-name="ce1">
            <text:p>2007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2007" table:style-name="ce1">
            <text:p>2007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2007" table:style-name="ce1">
            <text:p>2007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2007" table:style-name="ce1">
            <text:p>200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2007" table:style-name="ce1">
            <text:p>2007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2007" table:style-name="ce1">
            <text:p>2007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2007" table:style-name="ce1">
            <text:p>2007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2007" table:style-name="ce1">
            <text:p>200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2007" table:style-name="ce1">
            <text:p>2007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2007" table:style-name="ce1">
            <text:p>2007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2007" table:style-name="ce1">
            <text:p>2007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2007" table:style-name="ce1">
            <text:p>200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2007" table:style-name="ce1">
            <text:p>2007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2007" table:style-name="ce1">
            <text:p>2007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2007" table:style-name="ce1">
            <text:p>200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2007" table:style-name="ce1">
            <text:p>2007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2007" table:style-name="ce1">
            <text:p>2007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2007" table:style-name="ce1">
            <text:p>2007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2007" table:style-name="ce1">
            <text:p>2007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2007" table:style-name="ce1">
            <text:p>200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2007" table:style-name="ce1">
            <text:p>2007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2007" table:style-name="ce1">
            <text:p>200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2007" table:style-name="ce1">
            <text:p>2007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2007" table:style-name="ce1">
            <text:p>2007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2007" table:style-name="ce1">
            <text:p>2007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2007" table:style-name="ce1">
            <text:p>2007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2007" table:style-name="ce1">
            <text:p>2007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2007" table:style-name="ce1">
            <text:p>2007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2007" table:style-name="ce1">
            <text:p>2007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2007" table:style-name="ce1">
            <text:p>2007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2008" table:style-name="ce1">
            <text:p>200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2008" table:style-name="ce1">
            <text:p>200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2008" table:style-name="ce1">
            <text:p>2008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2008" table:style-name="ce1">
            <text:p>200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2008" table:style-name="ce1">
            <text:p>200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2008" table:style-name="ce1">
            <text:p>2008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2008" table:style-name="ce1">
            <text:p>2008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2008" table:style-name="ce1">
            <text:p>200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2008" table:style-name="ce1">
            <text:p>200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2008" table:style-name="ce1">
            <text:p>200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2008" table:style-name="ce1">
            <text:p>2008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2008" table:style-name="ce1">
            <text:p>2008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2008" table:style-name="ce1">
            <text:p>2008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2008" table:style-name="ce1">
            <text:p>2008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2008" table:style-name="ce1">
            <text:p>2008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2008" table:style-name="ce1">
            <text:p>2008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2008" table:style-name="ce1">
            <text:p>200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2008" table:style-name="ce1">
            <text:p>2008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2008" table:style-name="ce1">
            <text:p>2008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2008" table:style-name="ce1">
            <text:p>200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2008" table:style-name="ce1">
            <text:p>2008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2008" table:style-name="ce1">
            <text:p>2008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2008" table:style-name="ce1">
            <text:p>200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2008" table:style-name="ce1">
            <text:p>2008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2008" table:style-name="ce1">
            <text:p>2008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2008" table:style-name="ce1">
            <text:p>2008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2008" table:style-name="ce1">
            <text:p>200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2008" table:style-name="ce1">
            <text:p>200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2008" table:style-name="ce1">
            <text:p>2008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2008" table:style-name="ce1">
            <text:p>200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2008" table:style-name="ce1">
            <text:p>2008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2008" table:style-name="ce1">
            <text:p>200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2008" table:style-name="ce1">
            <text:p>2008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2008" table:style-name="ce1">
            <text:p>2008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2008" table:style-name="ce1">
            <text:p>2008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2008" table:style-name="ce1">
            <text:p>200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2008" table:style-name="ce1">
            <text:p>2008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2008" table:style-name="ce1">
            <text:p>200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2008" table:style-name="ce1">
            <text:p>2008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2008" table:style-name="ce1">
            <text:p>2008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2008" table:style-name="ce1">
            <text:p>2008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2008" table:style-name="ce1">
            <text:p>200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2008" table:style-name="ce1">
            <text:p>2008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2008" table:style-name="ce1">
            <text:p>2008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2008" table:style-name="ce1">
            <text:p>2008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2008" table:style-name="ce1">
            <text:p>2008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2008" table:style-name="ce1">
            <text:p>2008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2008" table:style-name="ce1">
            <text:p>2008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2008" table:style-name="ce1">
            <text:p>200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2008" table:style-name="ce1">
            <text:p>2008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2008" table:style-name="ce1">
            <text:p>2008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2008" table:style-name="ce1">
            <text:p>2008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2009" table:style-name="ce1">
            <text:p>200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2009" table:style-name="ce1">
            <text:p>2009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2009" table:style-name="ce1">
            <text:p>2009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2009" table:style-name="ce1">
            <text:p>200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2009" table:style-name="ce1">
            <text:p>2009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2009" table:style-name="ce1">
            <text:p>2009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2009" table:style-name="ce1">
            <text:p>2009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2009" table:style-name="ce1">
            <text:p>2009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2009" table:style-name="ce1">
            <text:p>2009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2009" table:style-name="ce1">
            <text:p>200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2009" table:style-name="ce1">
            <text:p>200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2009" table:style-name="ce1">
            <text:p>200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2009" table:style-name="ce1">
            <text:p>2009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2009" table:style-name="ce1">
            <text:p>200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2009" table:style-name="ce1">
            <text:p>200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2009" table:style-name="ce1">
            <text:p>2009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2009" table:style-name="ce1">
            <text:p>2009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2009" table:style-name="ce1">
            <text:p>200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2009" table:style-name="ce1">
            <text:p>2009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2009" table:style-name="ce1">
            <text:p>200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2009" table:style-name="ce1">
            <text:p>2009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2009" table:style-name="ce1">
            <text:p>200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2009" table:style-name="ce1">
            <text:p>2009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2009" table:style-name="ce1">
            <text:p>2009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2009" table:style-name="ce1">
            <text:p>2009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2009" table:style-name="ce1">
            <text:p>2009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2009" table:style-name="ce1">
            <text:p>200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2009" table:style-name="ce1">
            <text:p>200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2009" table:style-name="ce1">
            <text:p>2009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2009" table:style-name="ce1">
            <text:p>200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2009" table:style-name="ce1">
            <text:p>2009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2009" table:style-name="ce1">
            <text:p>2009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2009" table:style-name="ce1">
            <text:p>2009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2009" table:style-name="ce1">
            <text:p>2009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2009" table:style-name="ce1">
            <text:p>2009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2009" table:style-name="ce1">
            <text:p>200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2009" table:style-name="ce1">
            <text:p>2009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2009" table:style-name="ce1">
            <text:p>2009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2009" table:style-name="ce1">
            <text:p>2009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2009" table:style-name="ce1">
            <text:p>200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2009" table:style-name="ce1">
            <text:p>2009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2009" table:style-name="ce1">
            <text:p>2009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2009" table:style-name="ce1">
            <text:p>200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2009" table:style-name="ce1">
            <text:p>2009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2009" table:style-name="ce1">
            <text:p>2009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2009" table:style-name="ce1">
            <text:p>2009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2009" table:style-name="ce1">
            <text:p>2009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2009" table:style-name="ce1">
            <text:p>2009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2009" table:style-name="ce1">
            <text:p>2009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2009" table:style-name="ce1">
            <text:p>2009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2009" table:style-name="ce1">
            <text:p>2009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2009" table:style-name="ce1">
            <text:p>2009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2009" table:style-name="ce1">
            <text:p>2009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2010" table:style-name="ce1">
            <text:p>201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2010" table:style-name="ce1">
            <text:p>201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2010" table:style-name="ce1">
            <text:p>201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2010" table:style-name="ce1">
            <text:p>201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2010" table:style-name="ce1">
            <text:p>2010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2010" table:style-name="ce1">
            <text:p>2010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2010" table:style-name="ce1">
            <text:p>201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2010" table:style-name="ce1">
            <text:p>2010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2010" table:style-name="ce1">
            <text:p>201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2010" table:style-name="ce1">
            <text:p>2010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2010" table:style-name="ce1">
            <text:p>201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2010" table:style-name="ce1">
            <text:p>2010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2010" table:style-name="ce1">
            <text:p>2010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2010" table:style-name="ce1">
            <text:p>201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2010" table:style-name="ce1">
            <text:p>2010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2010" table:style-name="ce1">
            <text:p>201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2010" table:style-name="ce1">
            <text:p>2010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2010" table:style-name="ce1">
            <text:p>201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2010" table:style-name="ce1">
            <text:p>201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2010" table:style-name="ce1">
            <text:p>2010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2010" table:style-name="ce1">
            <text:p>2010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2010" table:style-name="ce1">
            <text:p>2010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2010" table:style-name="ce1">
            <text:p>2010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2010" table:style-name="ce1">
            <text:p>2010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2010" table:style-name="ce1">
            <text:p>201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2010" table:style-name="ce1">
            <text:p>2010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2010" table:style-name="ce1">
            <text:p>201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2010" table:style-name="ce1">
            <text:p>2010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2010" table:style-name="ce1">
            <text:p>201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2010" table:style-name="ce1">
            <text:p>201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2010" table:style-name="ce1">
            <text:p>2010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2010" table:style-name="ce1">
            <text:p>2010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2010" table:style-name="ce1">
            <text:p>2010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2010" table:style-name="ce1">
            <text:p>2010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2010" table:style-name="ce1">
            <text:p>2010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2010" table:style-name="ce1">
            <text:p>2010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2010" table:style-name="ce1">
            <text:p>201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2010" table:style-name="ce1">
            <text:p>2010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2010" table:style-name="ce1">
            <text:p>2010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2010" table:style-name="ce1">
            <text:p>2010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2010" table:style-name="ce1">
            <text:p>2010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2010" table:style-name="ce1">
            <text:p>2010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2010" table:style-name="ce1">
            <text:p>2010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2010" table:style-name="ce1">
            <text:p>2010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2010" table:style-name="ce1">
            <text:p>2010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2010" table:style-name="ce1">
            <text:p>2010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2010" table:style-name="ce1">
            <text:p>2010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2010" table:style-name="ce1">
            <text:p>2010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2010" table:style-name="ce1">
            <text:p>201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2010" table:style-name="ce1">
            <text:p>2010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2010" table:style-name="ce1">
            <text:p>2010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2011" table:style-name="ce1">
            <text:p>201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2011" table:style-name="ce1">
            <text:p>201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2011" table:style-name="ce1">
            <text:p>201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2011" table:style-name="ce1">
            <text:p>201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2011" table:style-name="ce1">
            <text:p>201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2011" table:style-name="ce1">
            <text:p>201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2011" table:style-name="ce1">
            <text:p>2011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2011" table:style-name="ce1">
            <text:p>201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2011" table:style-name="ce1">
            <text:p>201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2011" table:style-name="ce1">
            <text:p>201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2011" table:style-name="ce1">
            <text:p>201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2011" table:style-name="ce1">
            <text:p>201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2011" table:style-name="ce1">
            <text:p>2011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float" office:value="2011" table:style-name="ce1">
            <text:p>201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2011" table:style-name="ce1">
            <text:p>201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2011" table:style-name="ce1">
            <text:p>201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2011" table:style-name="ce1">
            <text:p>2011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float" office:value="2011" table:style-name="ce1">
            <text:p>201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2011" table:style-name="ce1">
            <text:p>201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2011" table:style-name="ce1">
            <text:p>201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2011" table:style-name="ce1">
            <text:p>201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2011" table:style-name="ce1">
            <text:p>2011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2011" table:style-name="ce1">
            <text:p>2011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2011" table:style-name="ce1">
            <text:p>201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011" table:style-name="ce1">
            <text:p>201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2011" table:style-name="ce1">
            <text:p>201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2011" table:style-name="ce1">
            <text:p>201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2011" table:style-name="ce1">
            <text:p>2011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2011" table:style-name="ce1">
            <text:p>201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2011" table:style-name="ce1">
            <text:p>201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2011" table:style-name="ce1">
            <text:p>2011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2011" table:style-name="ce1">
            <text:p>2011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2011" table:style-name="ce1">
            <text:p>2011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float" office:value="2011" table:style-name="ce1">
            <text:p>2011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float" office:value="2011" table:style-name="ce1">
            <text:p>201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float" office:value="2011" table:style-name="ce1">
            <text:p>2011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float" office:value="2011" table:style-name="ce1">
            <text:p>2011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float" office:value="2011" table:style-name="ce1">
            <text:p>201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float" office:value="2011" table:style-name="ce1">
            <text:p>2011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float" office:value="2011" table:style-name="ce1">
            <text:p>2011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float" office:value="2011" table:style-name="ce1">
            <text:p>2011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float" office:value="2011" table:style-name="ce1">
            <text:p>2011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float" office:value="2011" table:style-name="ce1">
            <text:p>2011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float" office:value="2011" table:style-name="ce1">
            <text:p>201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float" office:value="2011" table:style-name="ce1">
            <text:p>2011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float" office:value="2011" table:style-name="ce1">
            <text:p>2011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float" office:value="2011" table:style-name="ce1">
            <text:p>2011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float" office:value="2011" table:style-name="ce1">
            <text:p>201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2011" table:style-name="ce1">
            <text:p>201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float" office:value="2011" table:style-name="ce1">
            <text:p>2011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float" office:value="2011" table:style-name="ce1">
            <text:p>201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float" office:value="2012" table:style-name="ce1">
            <text:p>201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float" office:value="2012" table:style-name="ce1">
            <text:p>201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float" office:value="2012" table:style-name="ce1">
            <text:p>201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float" office:value="2012" table:style-name="ce1">
            <text:p>201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float" office:value="2012" table:style-name="ce1">
            <text:p>201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float" office:value="2012" table:style-name="ce1">
            <text:p>201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float" office:value="2012" table:style-name="ce1">
            <text:p>201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float" office:value="2012" table:style-name="ce1">
            <text:p>201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float" office:value="2012" table:style-name="ce1">
            <text:p>201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float" office:value="2012" table:style-name="ce1">
            <text:p>201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float" office:value="2012" table:style-name="ce1">
            <text:p>2012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float" office:value="2012" table:style-name="ce1">
            <text:p>201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float" office:value="2012" table:style-name="ce1">
            <text:p>201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float" office:value="2012" table:style-name="ce1">
            <text:p>2012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float" office:value="2012" table:style-name="ce1">
            <text:p>201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float" office:value="2012" table:style-name="ce1">
            <text:p>201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float" office:value="2012" table:style-name="ce1">
            <text:p>2012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float" office:value="2012" table:style-name="ce1">
            <text:p>201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float" office:value="2012" table:style-name="ce1">
            <text:p>2012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float" office:value="2012" table:style-name="ce1">
            <text:p>201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float" office:value="2012" table:style-name="ce1">
            <text:p>201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float" office:value="2012" table:style-name="ce1">
            <text:p>201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float" office:value="2012" table:style-name="ce1">
            <text:p>2012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float" office:value="2012" table:style-name="ce1">
            <text:p>201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float" office:value="2012" table:style-name="ce1">
            <text:p>201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2012" table:style-name="ce1">
            <text:p>2012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float" office:value="2012" table:style-name="ce1">
            <text:p>2012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float" office:value="2012" table:style-name="ce1">
            <text:p>2012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float" office:value="2012" table:style-name="ce1">
            <text:p>201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float" office:value="2012" table:style-name="ce1">
            <text:p>201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float" office:value="2012" table:style-name="ce1">
            <text:p>2012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float" office:value="2012" table:style-name="ce1">
            <text:p>201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float" office:value="2012" table:style-name="ce1">
            <text:p>2012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float" office:value="2012" table:style-name="ce1">
            <text:p>2012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float" office:value="2012" table:style-name="ce1">
            <text:p>2012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float" office:value="2012" table:style-name="ce1">
            <text:p>201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float" office:value="2012" table:style-name="ce1">
            <text:p>2012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float" office:value="2012" table:style-name="ce1">
            <text:p>2012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float" office:value="2012" table:style-name="ce1">
            <text:p>201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float" office:value="2012" table:style-name="ce1">
            <text:p>201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float" office:value="2012" table:style-name="ce1">
            <text:p>201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float" office:value="2012" table:style-name="ce1">
            <text:p>201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float" office:value="2012" table:style-name="ce1">
            <text:p>2012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float" office:value="2012" table:style-name="ce1">
            <text:p>2012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float" office:value="2012" table:style-name="ce1">
            <text:p>2012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float" office:value="2012" table:style-name="ce1">
            <text:p>201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float" office:value="2012" table:style-name="ce1">
            <text:p>2012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float" office:value="2012" table:style-name="ce1">
            <text:p>201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float" office:value="2012" table:style-name="ce1">
            <text:p>2012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float" office:value="2012" table:style-name="ce1">
            <text:p>2012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float" office:value="2012" table:style-name="ce1">
            <text:p>2012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float" office:value="2012" table:style-name="ce1">
            <text:p>201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float" office:value="2013" table:style-name="ce1">
            <text:p>201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float" office:value="2013" table:style-name="ce1">
            <text:p>201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float" office:value="2013" table:style-name="ce1">
            <text:p>201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float" office:value="2013" table:style-name="ce1">
            <text:p>201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float" office:value="2013" table:style-name="ce1">
            <text:p>2013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float" office:value="2013" table:style-name="ce1">
            <text:p>201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float" office:value="2013" table:style-name="ce1">
            <text:p>2013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float" office:value="2013" table:style-name="ce1">
            <text:p>201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float" office:value="2013" table:style-name="ce1">
            <text:p>2013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float" office:value="2013" table:style-name="ce1">
            <text:p>201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float" office:value="2013" table:style-name="ce1">
            <text:p>2013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float" office:value="2013" table:style-name="ce1">
            <text:p>2013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float" office:value="2013" table:style-name="ce1">
            <text:p>201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float" office:value="2013" table:style-name="ce1">
            <text:p>201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float" office:value="2013" table:style-name="ce1">
            <text:p>201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float" office:value="2013" table:style-name="ce1">
            <text:p>201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float" office:value="2013" table:style-name="ce1">
            <text:p>201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float" office:value="2013" table:style-name="ce1">
            <text:p>201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float" office:value="2013" table:style-name="ce1">
            <text:p>2013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float" office:value="2013" table:style-name="ce1">
            <text:p>201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float" office:value="2013" table:style-name="ce1">
            <text:p>2013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2013" table:style-name="ce1">
            <text:p>201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float" office:value="2013" table:style-name="ce1">
            <text:p>2013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float" office:value="2013" table:style-name="ce1">
            <text:p>201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float" office:value="2013" table:style-name="ce1">
            <text:p>201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float" office:value="2013" table:style-name="ce1">
            <text:p>2013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float" office:value="2013" table:style-name="ce1">
            <text:p>201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float" office:value="2013" table:style-name="ce1">
            <text:p>2013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float" office:value="2013" table:style-name="ce1">
            <text:p>201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float" office:value="2013" table:style-name="ce1">
            <text:p>201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float" office:value="2013" table:style-name="ce1">
            <text:p>201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float" office:value="2013" table:style-name="ce1">
            <text:p>2013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float" office:value="2013" table:style-name="ce1">
            <text:p>2013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float" office:value="2013" table:style-name="ce1">
            <text:p>201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float" office:value="2013" table:style-name="ce1">
            <text:p>2013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float" office:value="2013" table:style-name="ce1">
            <text:p>201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float" office:value="2013" table:style-name="ce1">
            <text:p>2013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float" office:value="2013" table:style-name="ce1">
            <text:p>2013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float" office:value="2013" table:style-name="ce1">
            <text:p>2013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float" office:value="2013" table:style-name="ce1">
            <text:p>201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float" office:value="2013" table:style-name="ce1">
            <text:p>201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float" office:value="2013" table:style-name="ce1">
            <text:p>2013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float" office:value="2013" table:style-name="ce1">
            <text:p>2013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float" office:value="2013" table:style-name="ce1">
            <text:p>2013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float" office:value="2013" table:style-name="ce1">
            <text:p>2013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float" office:value="2013" table:style-name="ce1">
            <text:p>2013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float" office:value="2013" table:style-name="ce1">
            <text:p>2013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float" office:value="2013" table:style-name="ce1">
            <text:p>2013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float" office:value="2013" table:style-name="ce1">
            <text:p>2013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float" office:value="2013" table:style-name="ce1">
            <text:p>201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float" office:value="2013" table:style-name="ce1">
            <text:p>2013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float" office:value="2013" table:style-name="ce1">
            <text:p>2013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number-rows-repeated="10474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1._32_jel_246_l_337_sz_237_n" style:display-name="20% - 1. jelölőszín" style:family="table-cell" style:data-style-name="N0">
      <style:table-cell-properties fo:background-color="#D9E1F2"/>
    </style:style>
    <style:style style:name="_50_0_37__32_-_32_2._32_jel_246_l_337_sz_237_n" style:display-name="20% - 2. jelölőszín" style:family="table-cell" style:data-style-name="N0">
      <style:table-cell-properties fo:background-color="#FCE4D6"/>
    </style:style>
    <style:style style:name="_50_0_37__32_-_32_3._32_jel_246_l_337_sz_237_n" style:display-name="20% - 3. jelölőszín" style:family="table-cell" style:data-style-name="N0">
      <style:table-cell-properties fo:background-color="#EDEDED"/>
    </style:style>
    <style:style style:name="_50_0_37__32_-_32_4._32_jel_246_l_337_sz_237_n" style:display-name="20% - 4. jelölőszín" style:family="table-cell" style:data-style-name="N0">
      <style:table-cell-properties fo:background-color="#FFF2CC"/>
    </style:style>
    <style:style style:name="_50_0_37__32_-_32_5._32_jel_246_l_337_sz_237_n" style:display-name="20% - 5. jelölőszín" style:family="table-cell" style:data-style-name="N0">
      <style:table-cell-properties fo:background-color="#DDEBF7"/>
    </style:style>
    <style:style style:name="_50_0_37__32_-_32_6._32_jel_246_l_337_sz_237_n" style:display-name="20% - 6. jelölőszín" style:family="table-cell" style:data-style-name="N0">
      <style:table-cell-properties fo:background-color="#E2EFDA"/>
    </style:style>
    <style:style style:name="_52_0_37__32_-_32_1._32_jel_246_l_337_sz_237_n" style:display-name="40% - 1. jelölőszín" style:family="table-cell" style:data-style-name="N0">
      <style:table-cell-properties fo:background-color="#B4C6E7"/>
    </style:style>
    <style:style style:name="_52_0_37__32_-_32_2._32_jel_246_l_337_sz_237_n" style:display-name="40% - 2. jelölőszín" style:family="table-cell" style:data-style-name="N0">
      <style:table-cell-properties fo:background-color="#F8CBAD"/>
    </style:style>
    <style:style style:name="_52_0_37__32_-_32_3._32_jel_246_l_337_sz_237_n" style:display-name="40% - 3. jelölőszín" style:family="table-cell" style:data-style-name="N0">
      <style:table-cell-properties fo:background-color="#DBDBDB"/>
    </style:style>
    <style:style style:name="_52_0_37__32_-_32_4._32_jel_246_l_337_sz_237_n" style:display-name="40% - 4. jelölőszín" style:family="table-cell" style:data-style-name="N0">
      <style:table-cell-properties fo:background-color="#FFE699"/>
    </style:style>
    <style:style style:name="_52_0_37__32_-_32_5._32_jel_246_l_337_sz_237_n" style:display-name="40% - 5. jelölőszín" style:family="table-cell" style:data-style-name="N0">
      <style:table-cell-properties fo:background-color="#BDD7EE"/>
    </style:style>
    <style:style style:name="_52_0_37__32_-_32_6._32_jel_246_l_337_sz_237_n" style:display-name="40% - 6. jelölőszín" style:family="table-cell" style:data-style-name="N0">
      <style:table-cell-properties fo:background-color="#C6E0B4"/>
    </style:style>
    <style:style style:name="_54_0_37__32_-_32_1._32_jel_246_l_337_sz_237_n" style:display-name="60% - 1. jelölőszín" style:family="table-cell" style:data-style-name="N0">
      <style:table-cell-properties fo:background-color="#8EA9DB"/>
    </style:style>
    <style:style style:name="_54_0_37__32_-_32_2._32_jel_246_l_337_sz_237_n" style:display-name="60% - 2. jelölőszín" style:family="table-cell" style:data-style-name="N0">
      <style:table-cell-properties fo:background-color="#F4B084"/>
    </style:style>
    <style:style style:name="_54_0_37__32_-_32_3._32_jel_246_l_337_sz_237_n" style:display-name="60% - 3. jelölőszín" style:family="table-cell" style:data-style-name="N0">
      <style:table-cell-properties fo:background-color="#C9C9C9"/>
    </style:style>
    <style:style style:name="_54_0_37__32_-_32_4._32_jel_246_l_337_sz_237_n" style:display-name="60% - 4. jelölőszín" style:family="table-cell" style:data-style-name="N0">
      <style:table-cell-properties fo:background-color="#FFD966"/>
    </style:style>
    <style:style style:name="_54_0_37__32_-_32_5._32_jel_246_l_337_sz_237_n" style:display-name="60% - 5. jelölőszín" style:family="table-cell" style:data-style-name="N0">
      <style:table-cell-properties fo:background-color="#9BC2E6"/>
    </style:style>
    <style:style style:name="_54_0_37__32_-_32_6._32_jel_246_l_337_sz_237_n" style:display-name="60% - 6. jelölőszín" style:family="table-cell" style:data-style-name="N0">
      <style:table-cell-properties fo:background-color="#A9D08E"/>
    </style:style>
    <style:style style:name="Bevitel" style:family="table-cell" style:data-style-name="N0">
      <style:table-cell-properties fo:border="thin solid #7F7F7F" fo:background-color="#FFCC99"/>
      <style:text-properties fo:color="#3F3F76"/>
    </style:style>
    <style:style style:name="C_237_m" style:display-name="Cím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C_237_msor_32_1" style:display-name="Címsor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C_237_msor_32_2" style:display-name="Címsor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C_237_msor_32_3" style:display-name="Címsor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C_237_msor_32_4" style:display-name="Címsor 4" style:family="table-cell" style:data-style-name="N0">
      <style:text-properties fo:color="#44546A" fo:font-weight="bold" style:font-weight-asian="bold" style:font-weight-complex="bold"/>
    </style:style>
    <style:style style:name="Ellen_337_rz_337_cella" style:display-name="Ellenőrzőcella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Figyelmeztet_233_s" style:display-name="Figyelmeztetés" style:family="table-cell" style:data-style-name="N0">
      <style:text-properties fo:color="#FF0000"/>
    </style:style>
    <style:style style:name="Hivatkozott_32_cella" style:display-name="Hivatkozott cell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Jegyzet" style:family="table-cell" style:data-style-name="N0">
      <style:table-cell-properties fo:border="thin solid #B2B2B2" fo:background-color="#FFFFCC"/>
    </style:style>
    <style:style style:name="Jel_246_l_337_sz_237_n_32_1" style:display-name="Jelölőszín 1" style:family="table-cell" style:data-style-name="N0">
      <style:table-cell-properties fo:background-color="#4472C4"/>
      <style:text-properties fo:color="#FFFFFF"/>
    </style:style>
    <style:style style:name="Jel_246_l_337_sz_237_n_32_2" style:display-name="Jelölőszín 2" style:family="table-cell" style:data-style-name="N0">
      <style:table-cell-properties fo:background-color="#ED7D31"/>
      <style:text-properties fo:color="#FFFFFF"/>
    </style:style>
    <style:style style:name="Jel_246_l_337_sz_237_n_32_3" style:display-name="Jelölőszín 3" style:family="table-cell" style:data-style-name="N0">
      <style:table-cell-properties fo:background-color="#A5A5A5"/>
      <style:text-properties fo:color="#FFFFFF"/>
    </style:style>
    <style:style style:name="Jel_246_l_337_sz_237_n_32_4" style:display-name="Jelölőszín 4" style:family="table-cell" style:data-style-name="N0">
      <style:table-cell-properties fo:background-color="#FFC000"/>
      <style:text-properties fo:color="#FFFFFF"/>
    </style:style>
    <style:style style:name="Jel_246_l_337_sz_237_n_32_5" style:display-name="Jelölőszín 5" style:family="table-cell" style:data-style-name="N0">
      <style:table-cell-properties fo:background-color="#5B9BD5"/>
      <style:text-properties fo:color="#FFFFFF"/>
    </style:style>
    <style:style style:name="Jel_246_l_337_sz_237_n_32_6" style:display-name="Jelölőszín 6" style:family="table-cell" style:data-style-name="N0">
      <style:table-cell-properties fo:background-color="#70AD47"/>
      <style:text-properties fo:color="#FFFFFF"/>
    </style:style>
    <style:style style:name="J_243_" style:display-name="Jó" style:family="table-cell" style:data-style-name="N0">
      <style:table-cell-properties fo:background-color="#C6EFCE"/>
      <style:text-properties fo:color="#006100"/>
    </style:style>
    <style:style style:name="Kimene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Magyar_225_z_243__32_sz_246_veg" style:display-name="Magyarázó szöveg" style:family="table-cell" style:data-style-name="N0">
      <style:text-properties fo:color="#7F7F7F" fo:font-style="italic" style:font-style-asian="italic" style:font-style-complex="itali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14_sszesen" style:display-name="Összesen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Rossz" style:family="table-cell" style:data-style-name="N0">
      <style:table-cell-properties fo:background-color="#FFC7CE"/>
      <style:text-properties fo:color="#9C0006"/>
    </style:style>
    <style:style style:name="Semleges" style:family="table-cell" style:data-style-name="N0">
      <style:table-cell-properties fo:background-color="#FFEB9C"/>
      <style:text-properties fo:color="#9C5700"/>
    </style:style>
    <style:style style:name="Sz_225_m_237_t_225_s" style:display-name="Számítás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Béla</meta:initial-creator>
    <dc:creator>Béla</dc:creator>
    <meta:creation-date>2022-11-13T23:14:20Z</meta:creation-date>
    <dc:date>2022-11-13T23:14:20Z</dc:date>
  </office:meta>
</office:document-meta>
</file>